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style:text-line-through-type="single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style:text-line-through-type="single" fo:language="en" fo:country="GB" officeooo:rsid="0020fdb3" officeooo:paragraph-rsid="0020fdb3"/>
    </style:style>
    <style:style style:name="P3" style:family="paragraph" style:parent-style-name="Standard" style:list-style-name="L1">
      <style:text-properties style:text-line-through-style="solid" style:text-line-through-type="single" fo:language="en" fo:country="GB" officeooo:rsid="001fb1c1" officeooo:paragraph-rsid="001fb1c1"/>
    </style:style>
    <style:style style:name="P4" style:family="paragraph" style:parent-style-name="Standard" style:list-style-name="L1">
      <style:text-properties style:text-line-through-style="solid" style:text-line-through-type="single" fo:language="en" fo:country="GB" officeooo:rsid="0015c913" officeooo:paragraph-rsid="001cc032"/>
    </style:style>
    <style:style style:name="P5" style:family="paragraph" style:parent-style-name="Standard" style:list-style-name="L1">
      <style:text-properties style:text-line-through-style="solid" style:text-line-through-type="single" fo:language="en" fo:country="GB" officeooo:rsid="002c9c65" officeooo:paragraph-rsid="002c9c65"/>
    </style:style>
    <style:style style:name="P6" style:family="paragraph" style:parent-style-name="Standard" style:list-style-name="L1">
      <style:text-properties style:text-line-through-style="solid" style:text-line-through-type="single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style:text-line-through-type="single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style:text-line-through-type="single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style:text-line-through-type="single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style:text-line-through-type="single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style:text-line-through-type="single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style:text-line-through-type="single" fo:language="en" fo:country="GB" officeooo:rsid="00403281" officeooo:paragraph-rsid="00403281"/>
    </style:style>
    <style:style style:name="P13" style:family="paragraph" style:parent-style-name="Standard" style:list-style-name="L1">
      <style:text-properties style:text-line-through-style="solid" style:text-line-through-type="single" fo:language="en" fo:country="GB" officeooo:rsid="00265716" officeooo:paragraph-rsid="00265716"/>
    </style:style>
    <style:style style:name="P14" style:family="paragraph" style:parent-style-name="Standard" style:list-style-name="L1">
      <style:text-properties style:text-line-through-style="solid" style:text-line-through-type="single" fo:language="en" fo:country="GB" officeooo:rsid="000fe2ae" officeooo:paragraph-rsid="001cc032"/>
    </style:style>
    <style:style style:name="P15" style:family="paragraph" style:parent-style-name="Standard" style:list-style-name="L1">
      <style:text-properties style:text-line-through-style="solid" style:text-line-through-type="single" fo:language="en" fo:country="GB" officeooo:rsid="000fe2ae" officeooo:paragraph-rsid="00487282"/>
    </style:style>
    <style:style style:name="P16" style:family="paragraph" style:parent-style-name="Standard" style:list-style-name="L1">
      <style:text-properties style:text-line-through-style="solid" style:text-line-through-type="single" fo:language="en" fo:country="GB" officeooo:rsid="005b430d" officeooo:paragraph-rsid="005b430d"/>
    </style:style>
    <style:style style:name="P17" style:family="paragraph" style:parent-style-name="Standard" style:list-style-name="L1">
      <style:text-properties style:text-line-through-style="solid" style:text-line-through-type="single" fo:language="en" fo:country="GB" officeooo:rsid="005878a7" officeooo:paragraph-rsid="005c10d1"/>
    </style:style>
    <style:style style:name="P18" style:family="paragraph" style:parent-style-name="Standard" style:list-style-name="L1">
      <style:text-properties style:text-line-through-style="solid" style:text-line-through-type="single" fo:language="en" fo:country="GB" officeooo:rsid="005fd77b" officeooo:paragraph-rsid="005fd77b"/>
    </style:style>
    <style:style style:name="P19" style:family="paragraph" style:parent-style-name="Standard" style:list-style-name="L1">
      <style:text-properties style:text-line-through-style="solid" style:text-line-through-type="single" fo:language="en" fo:country="GB" officeooo:rsid="005fd77b" officeooo:paragraph-rsid="0064030a"/>
    </style:style>
    <style:style style:name="P20" style:family="paragraph" style:parent-style-name="Standard" style:list-style-name="L1">
      <style:text-properties style:text-line-through-style="solid" style:text-line-through-type="single" fo:language="en" fo:country="GB" officeooo:rsid="004d381e" officeooo:paragraph-rsid="004d381e"/>
    </style:style>
    <style:style style:name="P21" style:family="paragraph" style:parent-style-name="Standard" style:list-style-name="L1">
      <style:text-properties style:text-line-through-style="solid" style:text-line-through-type="single" fo:language="en" fo:country="GB" officeooo:rsid="0050b3ea" officeooo:paragraph-rsid="0050b3ea"/>
    </style:style>
    <style:style style:name="P22" style:family="paragraph" style:parent-style-name="Standard" style:list-style-name="L1">
      <style:text-properties style:text-line-through-style="solid" style:text-line-through-type="single" fo:language="en" fo:country="GB" officeooo:rsid="004be652" officeooo:paragraph-rsid="00504f79"/>
    </style:style>
    <style:style style:name="P23" style:family="paragraph" style:parent-style-name="Standard" style:list-style-name="L1">
      <style:text-properties style:text-line-through-style="solid" style:text-line-through-type="single" fo:language="en" fo:country="GB" officeooo:rsid="00171dad" officeooo:paragraph-rsid="00171dad"/>
    </style:style>
    <style:style style:name="P24" style:family="paragraph" style:parent-style-name="Standard" style:list-style-name="L1">
      <style:text-properties style:text-line-through-style="solid" style:text-line-through-type="single" fo:language="en" fo:country="GB" officeooo:rsid="00419b5e" officeooo:paragraph-rsid="00419b5e"/>
    </style:style>
    <style:style style:name="P25" style:family="paragraph" style:parent-style-name="Standard" style:list-style-name="L1">
      <style:paragraph-properties>
        <style:tab-stops>
          <style:tab-stop style:position="15.854cm"/>
        </style:tab-stops>
      </style:paragraph-properties>
      <style:text-properties style:text-line-through-style="solid" style:text-line-through-type="single" fo:language="en" fo:country="GB" officeooo:rsid="0014ecf8" officeooo:paragraph-rsid="0014ecf8"/>
    </style:style>
    <style:style style:name="P26" style:family="paragraph" style:parent-style-name="Standard" style:list-style-name="L1">
      <style:text-properties style:text-line-through-style="solid" style:text-line-through-type="single" fo:language="en" fo:country="GB" officeooo:rsid="000fe2ae" officeooo:paragraph-rsid="000fe2ae" style:font-size-asian="10.5pt"/>
    </style:style>
    <style:style style:name="P27" style:family="paragraph" style:parent-style-name="Standard" style:list-style-name="L1">
      <style:text-properties style:text-line-through-style="solid" style:text-line-through-type="single" fo:language="en" fo:country="GB" officeooo:rsid="002fc9be" officeooo:paragraph-rsid="002fc9be" style:font-size-asian="10.5pt"/>
    </style:style>
    <style:style style:name="P28" style:family="paragraph" style:parent-style-name="Standard" style:list-style-name="L1">
      <style:text-properties style:text-line-through-style="solid" style:text-line-through-type="single" fo:language="en" fo:country="GB" officeooo:rsid="001d813a" officeooo:paragraph-rsid="001cc032"/>
    </style:style>
    <style:style style:name="P29" style:family="paragraph" style:parent-style-name="Standard" style:list-style-name="L1">
      <style:text-properties style:text-line-through-style="solid" style:text-line-through-type="single" officeooo:paragraph-rsid="00546567"/>
    </style:style>
    <style:style style:name="P30" style:family="paragraph" style:parent-style-name="Standard" style:list-style-name="L1">
      <style:text-properties fo:language="en" fo:country="GB" officeooo:rsid="001afe61" officeooo:paragraph-rsid="003d00d1"/>
    </style:style>
    <style:style style:name="P31" style:family="paragraph" style:parent-style-name="Standard" style:list-style-name="L1">
      <style:text-properties fo:language="en" fo:country="GB" officeooo:rsid="0023501e" officeooo:paragraph-rsid="0023501e"/>
    </style:style>
    <style:style style:name="P32" style:family="paragraph" style:parent-style-name="Standard" style:list-style-name="L1">
      <style:text-properties fo:language="en" fo:country="GB" officeooo:rsid="00231e65" officeooo:paragraph-rsid="00327c16"/>
    </style:style>
    <style:style style:name="P33" style:family="paragraph" style:parent-style-name="Standard" style:list-style-name="L1">
      <style:text-properties fo:language="en" fo:country="GB" officeooo:rsid="00556637" officeooo:paragraph-rsid="00556637"/>
    </style:style>
    <style:style style:name="P34" style:family="paragraph" style:parent-style-name="Standard" style:list-style-name="L1">
      <style:text-properties fo:language="en" fo:country="GB" officeooo:rsid="0044eb0f" officeooo:paragraph-rsid="0044eb0f"/>
    </style:style>
    <style:style style:name="P35" style:family="paragraph" style:parent-style-name="Standard" style:list-style-name="L1">
      <style:text-properties fo:language="en" fo:country="GB" officeooo:rsid="0072d454" officeooo:paragraph-rsid="0072d454"/>
    </style:style>
    <style:style style:name="P36" style:family="paragraph" style:parent-style-name="Standard" style:list-style-name="L1">
      <style:text-properties fo:language="en" fo:country="GB" officeooo:rsid="006c4271" officeooo:paragraph-rsid="006c4271"/>
    </style:style>
    <style:style style:name="P37" style:family="paragraph" style:parent-style-name="Standard" style:list-style-name="L1">
      <style:text-properties fo:language="en" fo:country="GB" officeooo:rsid="006000a6" officeooo:paragraph-rsid="006000a6"/>
    </style:style>
    <style:style style:name="P38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9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40" style:family="paragraph" style:parent-style-name="Standard" style:list-style-name="L1">
      <style:text-properties fo:language="en" fo:country="GB" officeooo:rsid="0081080f" officeooo:paragraph-rsid="0081080f" style:font-size-asian="10.5pt"/>
    </style:style>
    <style:style style:name="P41" style:family="paragraph" style:parent-style-name="Standard" style:list-style-name="L1" style:master-page-name="Standard">
      <style:paragraph-properties style:page-number="auto"/>
      <style:text-properties style:text-line-through-style="solid" style:text-line-through-type="single" fo:language="en" fo:country="GB" officeooo:rsid="000fe2ae" officeooo:paragraph-rsid="000fe2ae"/>
    </style:style>
    <style:style style:name="T1" style:family="text">
      <style:text-properties officeooo:rsid="0023501e"/>
    </style:style>
    <style:style style:name="T2" style:family="text">
      <style:text-properties officeooo:rsid="0024b146"/>
    </style:style>
    <style:style style:name="T3" style:family="text">
      <style:text-properties officeooo:rsid="0029119d"/>
    </style:style>
    <style:style style:name="T4" style:family="text">
      <style:text-properties officeooo:rsid="002a5f7e"/>
    </style:style>
    <style:style style:name="T5" style:family="text">
      <style:text-properties officeooo:rsid="00338866"/>
    </style:style>
    <style:style style:name="T6" style:family="text">
      <style:text-properties officeooo:rsid="003d00d1"/>
    </style:style>
    <style:style style:name="T7" style:family="text">
      <style:text-properties officeooo:rsid="00487282"/>
    </style:style>
    <style:style style:name="T8" style:family="text">
      <style:text-properties fo:color="#000000" officeooo:rsid="00499932"/>
    </style:style>
    <style:style style:name="T9" style:family="text">
      <style:text-properties fo:color="#000000" officeooo:rsid="005386e4"/>
    </style:style>
    <style:style style:name="T10" style:family="text">
      <style:text-properties fo:language="en" fo:country="GB" officeooo:rsid="0045229d"/>
    </style:style>
    <style:style style:name="T11" style:family="text">
      <style:text-properties fo:language="en" fo:country="GB" officeooo:rsid="00499932"/>
    </style:style>
    <style:style style:name="T12" style:family="text">
      <style:text-properties officeooo:rsid="00504178"/>
    </style:style>
    <style:style style:name="T13" style:family="text">
      <style:text-properties officeooo:rsid="00504f79"/>
    </style:style>
    <style:style style:name="T14" style:family="text">
      <style:text-properties officeooo:rsid="0050a757"/>
    </style:style>
    <style:style style:name="T15" style:family="text">
      <style:text-properties officeooo:rsid="00546567"/>
    </style:style>
    <style:style style:name="T16" style:family="text">
      <style:text-properties officeooo:rsid="005c10d1"/>
    </style:style>
    <style:style style:name="T17" style:family="text">
      <style:text-properties style:text-line-through-style="solid" style:text-line-through-type="single" officeooo:rsid="00327c16"/>
    </style:style>
    <style:style style:name="T18" style:family="text">
      <style:text-properties style:text-line-through-style="solid" style:text-line-through-type="single" officeooo:rsid="0023501e"/>
    </style:style>
    <style:style style:name="T19" style:family="text">
      <style:text-properties officeooo:rsid="00636803"/>
    </style:style>
    <style:style style:name="T20" style:family="text">
      <style:text-properties officeooo:rsid="0064030a"/>
    </style:style>
    <style:style style:name="T21" style:family="text">
      <style:text-properties officeooo:rsid="0065d668"/>
    </style:style>
    <style:style style:name="T22" style:family="text">
      <style:text-properties officeooo:rsid="00681c7c"/>
    </style:style>
    <style:style style:name="T23" style:family="text">
      <style:text-properties officeooo:rsid="00743e16"/>
    </style:style>
    <style:style style:name="T24" style:family="text">
      <style:text-properties officeooo:rsid="00798fbe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style:text-line-through-style="none" style:text-line-through-type="none" officeooo:rsid="005c10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9515780019126329" text:style-name="L1">
        <text:list-item>
          <text:p text:style-name="P41"><text:span text:style-name="T24">e</text:span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8">Create code that generates libraries with all inline functions;</text:p>
          <text:list>
            <text:list-item>
              <text:p text:style-name="P2">Check for a valid compiler in the options;</text:p>
            </text:list-item>
            <text:list-item>
              <text:p text:style-name="P3">Create a new pass to gather all headers of the inlines;</text:p>
            </text:list-item>
            <text:list-item>
              <text:p text:style-name="P3">At the end of the pass (how to determine it?) generate a cpp file that includes all collected headers and a make file to compile them in Release;</text:p>
            </text:list-item>
            <text:list-item>
              <text:p text:style-name="P3">Run the compiler on the make file;</text:p>
            </text:list-item>
          </text:list>
        </text:list-item>
        <text:list-item>
          <text:p text:style-name="P4">Ensure the generated code compiles;</text:p>
        </text:list-item>
        <text:list-item>
          <text:p text:style-name="P5">Rename all members to PascalCase;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30"><text:span text:style-name="T6">If an [] operator returns a value but is non-const, check its returned type for an assignment operator taking the returned type; if any, generate a setter; for reference see </text:span><text:a xlink:type="simple" xlink:href="http://qt-project.org/doc/qt-5.1/qtcore/qbytearray.html#operator-5b-5d" text:style-name="Internet_20_link" text:visited-style-name="Visited_20_Internet_20_Link"><text:span text:style-name="T6">the QByteRef operator[] of QByteArray</text:span></text:a><text:span text:style-name="T6">;</text:span></text:p>
        </text:list-item>
        <text:list-item>
          <text:p text:style-name="P10">Handle multiple inheritance <text:span text:style-name="T4">(check Qyoto for reference);</text:span></text:p>
        </text:list-item>
        <text:list-item>
          <text:p text:style-name="P31"><text:span text:style-name="T3">Handle</text:span> templates;</text:p>
        </text:list-item>
        <text:list-item>
          <text:p text:style-name="P11">Wrap conversion (cast) operators;</text:p>
        </text:list-item>
        <text:list-item>
          <text:p text:style-name="P12">Wrap copy constructors;</text:p>
        </text:list-item>
        <text:list-item>
          <text:p text:style-name="P32"><text:span text:style-name="T1">Add type maps for basic types: </text:span><text:span text:style-name="T18">QString ↔ string</text:span><text:span text:style-name="T1">, QByteArray ↔ string, QList ↔ List, Qvector ↔ List, </text:span><text:span text:style-name="T17">QFlags ↔ underlying enum</text:span><text:span text:style-name="T2">, QChar ↔ char, QMap ↔ Dictionary, QHash ↔ Dictionary, etc. (look at the Qyoto type maps for reference);</text:span></text:p>
        </text:list-item>
        <text:list-item>
          <text:p text:style-name="P13">Check why QFuture is missing –<text:span text:style-name="T5"> it's a template type</text:span>;</text:p>
        </text:list-item>
        <text:list-item>
          <text:p text:style-name="P14">Copy the property pieces from Qyoto;</text:p>
        </text:list-item>
        <text:list-item>
          <text:p text:style-name="P14">Copy the commenting pieces from Qyoto;</text:p>
        </text:list-item>
        <text:list-item>
          <text:p text:style-name="P16">Copy the pieces about obsolete members – connected to the documentation;</text:p>
        </text:list-item>
        <text:list-item>
          <text:p text:style-name="P17">Check the comments <text:span text:style-name="T16">of</text:span> QEasingCurve::Type,<text:span text:style-name="T16"> QAbstractEventDispatcher::TimerInfo and conversion (cast) operators</text:span>; <text:span text:style-name="T22">there is also a missing sentence (below the image) about QLineF::angle(const QLineF&amp; line);</text:span></text:p>
        </text:list-item>
        <text:list-item>
          <text:p text:style-name="P18">Generate “Related non-members” as static members in the same class; use matching between the class name and its header (TranslationUnit.FileNameWithoutExtension);</text:p>
        </text:list-item>
        <text:list-item>
          <text:p text:style-name="P19">Generate <text:span text:style-name="T20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9"><text:span text:style-name="T10">Find a way to mark passed to signal events methods as slots –</text:span><text:span text:style-name="T11"> override qt_metacall and use the method signature to find the slot delegate in a dictionary; see </text:span><text:span text:style-name="T8">qyoto_qt_metacall in qobject_interop.cpp from Qyoto </text:span><text:span text:style-name="T9">and </text:span><text:a xlink:type="simple" xlink:href="http://doc.qt.digia.com/qq/qq16-dynamicqobject.html" text:style-name="Internet_20_link" text:visited-style-name="Visited_20_Internet_20_Link">http://doc.qt.digia.com/qq/qq16-dynamicqobject.html</text:a><text:span text:style-name="T8"> for reference</text:span><text:span text:style-name="T10">;</text:span></text:p>
        </text:list-item>
        <text:list-item>
          <text:p text:style-name="P15">Copy the <text:span text:style-name="T7">signal</text:span> events pieces from Qyoto;</text:p>
        </text:list-item>
        <text:list-item>
          <text:p text:style-name="P20">Call slots – see 19. for the way to do it;</text:p>
        </text:list-item>
        <text:list-item>
          <text:p text:style-name="P21">Test the slots to see if the implementation about adding them at run-time is correct;</text:p>
        </text:list-item>
        <text:list-item>
          <text:p text:style-name="P22"><text:span text:style-name="T13">Lots of</text:span> members <text:span text:style-name="T13">are missing, particularly signals; for example, in</text:span> Q<text:span text:style-name="T12">A</text:span>bstractProxyModel <text:span text:style-name="T13">only headerDataChanged is wrapped</text:span>; <text:span text:style-name="T14">fix this;</text:span></text:p>
        </text:list-item>
        <text:list-item>
          <text:p text:style-name="P14">Copy the event events (as opposed to signal events) pieces from Qyoto;</text:p>
        </text:list-item>
        <text:list-item>
          <text:p text:style-name="P33">Check all ignored members and if their ignoring is justified;</text:p>
        </text:list-item>
        <text:list-item>
          <text:p text:style-name="P34">Clear any “1”-suffixed methods up;</text:p>
        </text:list-item>
        <text:list-item>
          <text:p text:style-name="P14">Copy the functions with default parameters pieces from Qyoto;</text:p>
        </text:list-item>
        <text:list-item>
          <text:p text:style-name="P23">Call the unmanaged destructor;</text:p>
        </text:list-item>
        <text:list-item>
          <text:p text:style-name="P24">Map native to managed objects so the same managed object is returned on subsequent calls <text:soft-page-break/>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25">Add the necessary usings from other modules and do not ignore base types or members because of ignored types;</text:p>
        </text:list-item>
        <text:list-item>
          <text:p text:style-name="P35">Decide what to do about upcasts (such as QObject to Q<text:span text:style-name="T23">W</text:span>idget, when using .Parent);</text:p>
        </text:list-item>
        <text:list-item>
          <text:p text:style-name="P36">Create convenience methods and overloads for basic types, such as a Q(Core)Application constructor that takes a string[];</text:p>
        </text:list-item>
        <text:list-item>
          <text:p text:style-name="P37">Decide what to do about overloads which take respectively const &amp; and * of the same type; the former is read-only while the latter is not; <text:span text:style-name="T21">we could use ref;</text:span> <text:span text:style-name="T19">connected to 29.</text:span></text:p>
        </text:list-item>
        <text:list-item>
          <text:p text:style-name="P26"><text:span text:style-name="T15">Automatically build the generated files</text:span>;</text:p>
        </text:list-item>
        <text:list-item>
          <text:p text:style-name="P27">Generate DLL maps to handle small details (“_”, “_imp_”, etc.) in mangled names;</text:p>
        </text:list-item>
        <text:list-item>
          <text:p text:style-name="P38">Generate and run unit tests for the whole bindings;</text:p>
        </text:list-item>
        <text:list-item>
          <text:p text:style-name="P39">Convert the C++ samples in the documentation to the corresponding C# samples;</text:p>
        </text:list-item>
        <text:list-item>
          <text:p text:style-name="P40">Add images to the documentation: get them from Qt, save them to the output dir and add simple &lt;img src=”...” /&gt; references in the C# XML comm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5-09-06T03:07:11.624000000</dc:date>
    <meta:editing-duration>P1DT18H17M25S</meta:editing-duration>
    <meta:editing-cycles>108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6" meta:word-count="709" meta:character-count="4300" meta:non-whitespace-character-count="3678"/>
  </office:meta>
</office:document-meta>
</file>